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inux Libertine" svg:font-family="'Linux Libertine', Georgia, Times, serif"/>
    <style:font-face style:name="STIXGeneral" svg:font-family="STIXGeneral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nux Libertine" fo:letter-spacing="normal" fo:language="fr" fo:country="FR" fo:font-style="normal" fo:font-weight="normal"/>
    </style:style>
    <style:style style:name="P2" style:family="paragraph" style:parent-style-name="Text_20_body">
      <style:text-properties fo:font-variant="normal" fo:text-transform="none" fo:color="#000000" style:font-name="Linux Libertine" fo:letter-spacing="normal" fo:language="fr" fo:country="FR" fo:font-style="normal" fo:font-weight="normal" officeooo:rsid="0014347f" officeooo:paragraph-rsid="0014347f"/>
    </style:style>
    <style:style style:name="T1" style:family="text">
      <style:text-properties fo:font-variant="normal" fo:text-transform="none" fo:color="#242729" style:text-line-through-style="none" style:text-line-through-type="none" style:font-name="STIXGeneral" fo:font-size="13.5pt" fo:letter-spacing="normal" fo:font-style="italic" style:text-underline-style="none" fo:font-weight="normal" style:text-blinking="false" loext:padding="0in" loext:border="none"/>
    </style:style>
    <style:style style:name="T2" style:family="text">
      <style:text-properties fo:font-variant="normal" fo:text-transform="none" fo:color="#242729" style:text-line-through-style="none" style:text-line-through-type="none" style:font-name="STIXGeneral" fo:font-size="13.5pt" fo:letter-spacing="normal" fo:font-style="italic" style:text-underline-style="none" fo:font-weight="normal" officeooo:rsid="0016a60b" style:text-blinking="false" loext:padding="0in" loext:border="none"/>
    </style:style>
    <style:style style:name="T3" style:family="text">
      <style:text-properties fo:font-variant="normal" fo:text-transform="none" fo:color="#242729" style:text-line-through-style="none" style:text-line-through-type="none" style:font-name="STIXGeneral" fo:font-size="9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242729" style:text-line-through-style="none" style:text-line-through-type="none" style:text-position="super 58%" style:font-name="STIXGeneral" fo:font-size="9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242729" style:text-line-through-style="none" style:text-line-through-type="none" style:text-position="super 58%" style:font-name="STIXGeneral" fo:font-size="13.5pt" fo:letter-spacing="normal" fo:font-style="italic" style:text-underline-style="none" fo:font-weight="normal" officeooo:rsid="0016a60b" style:text-blinking="false" loext:padding="0in" loext:border="none"/>
    </style:style>
    <style:style style:name="T6" style:family="text">
      <style:text-properties fo:font-variant="normal" fo:text-transform="none" fo:color="#242729" style:text-line-through-style="none" style:text-line-through-type="none" style:text-position="super 58%" style:font-name="Caladea" fo:font-size="13.5pt" fo:letter-spacing="normal" fo:font-style="italic" style:text-underline-style="none" fo:font-weight="normal" officeooo:rsid="0016a60b" style:text-blinking="false" loext:padding="0in" loext:border="none"/>
    </style:style>
    <style:style style:name="T7" style:family="text">
      <style:text-properties fo:font-variant="normal" fo:text-transform="none" fo:color="#242729" style:text-line-through-style="none" style:text-line-through-type="none" style:text-position="super 58%" style:font-name="Caladea" fo:font-size="9pt" fo:letter-spacing="normal" fo:font-style="normal" style:text-underline-style="none" fo:font-weight="normal" style:text-blinking="false" loext:padding="0in" loext:border="none"/>
    </style:style>
    <style:style style:name="T8" style:family="text">
      <style:text-properties fo:font-variant="normal" fo:text-transform="none" fo:color="#242729" style:text-line-through-style="none" style:text-line-through-type="none" style:text-position="super 58%" style:font-name="Caladea" fo:font-size="10pt" fo:letter-spacing="normal" fo:font-style="italic" style:text-underline-style="none" fo:font-weight="normal" officeooo:rsid="0016a60b" style:text-blinking="false" style:font-size-asian="10pt" style:font-size-complex="10pt" loext:padding="0in" loext:border="none"/>
    </style:style>
    <style:style style:name="T9" style:family="text">
      <style:text-properties fo:font-variant="normal" fo:text-transform="none" fo:color="#242729" style:text-line-through-style="none" style:text-line-through-type="none" style:text-position="super 58%" style:font-name="Caladea" fo:font-size="10pt" fo:letter-spacing="normal" fo:font-style="normal" style:text-underline-style="none" fo:font-weight="normal" style:text-blinking="false" style:font-size-asian="10pt" style:font-size-complex="10pt" loext:padding="0in" loext:border="none"/>
    </style:style>
    <style:style style:name="T10" style:family="text">
      <style:text-properties fo:font-variant="normal" fo:text-transform="none" fo:color="#242729" style:text-line-through-style="none" style:text-line-through-type="none" style:text-position="super 58%" style:font-name="Caladea" fo:font-size="13pt" fo:letter-spacing="normal" fo:font-style="italic" style:text-underline-style="none" fo:font-weight="normal" officeooo:rsid="0016a60b" style:text-blinking="false" style:font-size-asian="13pt" style:font-size-complex="13pt" loext:padding="0in" loext:border="none"/>
    </style:style>
    <style:style style:name="T11" style:family="text">
      <style:text-properties fo:font-variant="normal" fo:text-transform="none" fo:color="#242729" style:text-line-through-style="none" style:text-line-through-type="none" style:text-position="super 58%" style:font-name="Caladea" fo:font-size="13pt" fo:letter-spacing="normal" fo:font-style="normal" style:text-underline-style="none" fo:font-weight="normal" style:text-blinking="false" style:font-size-asian="13pt" style:font-size-complex="13pt" loext:padding="0in" loext:border="none"/>
    </style:style>
    <style:style style:name="T12" style:family="text">
      <style:text-properties fo:font-variant="normal" fo:text-transform="none" fo:color="#242729" style:text-line-through-style="none" style:text-line-through-type="none" style:font-name="Caladea" fo:font-size="13.5pt" fo:letter-spacing="normal" fo:font-style="italic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fo:color="#242729" style:text-line-through-style="none" style:text-line-through-type="none" style:font-name="Caladea" fo:font-size="9pt" fo:letter-spacing="normal" fo:font-style="normal" style:text-underline-style="none" fo:font-weight="normal" style:text-blinking="false" loext:padding="0in" loext:border="none"/>
    </style:style>
    <style:style style:name="T14" style:family="text">
      <style:text-properties fo:font-variant="normal" fo:text-transform="none" fo:color="#242729" style:text-line-through-style="none" style:text-line-through-type="none" style:font-name="Caladea" fo:font-size="10pt" fo:letter-spacing="normal" fo:font-style="italic" style:text-underline-style="none" fo:font-weight="normal" style:text-blinking="false" style:font-size-asian="10pt" style:font-size-complex="10pt" loext:padding="0in" loext:border="none"/>
    </style:style>
    <style:style style:name="T15" style:family="text">
      <style:text-properties fo:font-variant="normal" fo:text-transform="none" fo:color="#242729" style:text-line-through-style="none" style:text-line-through-type="none" style:font-name="Caladea" fo:font-size="10pt" fo:letter-spacing="normal" fo:font-style="normal" style:text-underline-style="none" fo:font-weight="normal" style:text-blinking="false" style:font-size-asian="10pt" style:font-size-complex="10pt" loext:padding="0in" loext:border="none"/>
    </style:style>
    <style:style style:name="T16" style:family="text">
      <style:text-properties fo:font-variant="normal" fo:text-transform="none" fo:color="#242729" style:text-line-through-style="none" style:text-line-through-type="none" style:font-name="Caladea" fo:font-size="13pt" fo:letter-spacing="normal" fo:font-style="italic" style:text-underline-style="none" fo:font-weight="normal" style:text-blinking="false" style:font-size-asian="13pt" style:font-size-complex="13pt" loext:padding="0in" loext:border="none"/>
    </style:style>
    <style:style style:name="T17" style:family="text">
      <style:text-properties fo:font-variant="normal" fo:text-transform="none" fo:color="#242729" style:text-line-through-style="none" style:text-line-through-type="none" style:font-name="Caladea" fo:font-size="13pt" fo:letter-spacing="normal" fo:font-style="italic" style:text-underline-style="none" fo:font-weight="normal" officeooo:rsid="0016a60b" style:text-blinking="false" style:font-size-asian="13pt" style:font-size-complex="13pt" loext:padding="0in" loext:border="none"/>
    </style:style>
    <style:style style:name="T18" style:family="text">
      <style:text-properties fo:font-variant="normal" fo:text-transform="none" fo:color="#242729" style:text-line-through-style="none" style:text-line-through-type="none" style:font-name="Caladea" fo:font-size="13pt" fo:letter-spacing="normal" fo:font-style="normal" style:text-underline-style="none" fo:font-weight="normal" style:text-blinking="false" style:font-size-asian="13pt" style:font-size-complex="13pt" loext:padding="0in" loext:border="none"/>
    </style:style>
    <style:style style:name="T19" style:family="text">
      <style:text-properties fo:font-variant="normal" fo:text-transform="none" fo:color="#242729" style:text-line-through-style="none" style:text-line-through-type="none" style:text-position="0% 100%" style:font-name="Caladea" fo:font-size="9pt" fo:letter-spacing="normal" fo:font-style="normal" style:text-underline-style="none" fo:font-weight="normal" style:text-blinking="false" loext:padding="0in" loext:border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b1aa9"/>
    </style:style>
    <style:style style:name="T22" style:family="text">
      <style:text-properties officeooo:rsid="000b4719"/>
    </style:style>
    <style:style style:name="T23" style:family="text">
      <style:text-properties officeooo:rsid="000c1f76"/>
    </style:style>
    <style:style style:name="T24" style:family="text">
      <style:text-properties fo:color="#24292e"/>
    </style:style>
    <style:style style:name="T25" style:family="text">
      <style:text-properties fo:color="#24292e" style:font-name="apple-system" fo:font-size="12pt"/>
    </style:style>
    <style:style style:name="T26" style:family="text">
      <style:text-properties fo:color="#24292e" style:font-name="apple-system" fo:font-size="12pt" fo:font-weight="bold"/>
    </style:style>
    <style:style style:name="T27" style:family="text">
      <style:text-properties fo:color="#0366d6" style:text-line-through-style="none" style:text-line-through-type="none" style:font-name="apple-system" fo:font-size="12pt" style:text-underline-style="none" style:text-blinking="false" fo:background-color="#ffffff" loext:char-shading-value="0"/>
    </style:style>
    <style:style style:name="T28" style:family="text">
      <style:text-properties officeooo:rsid="0016a60b"/>
    </style:style>
    <style:style style:name="T29" style:family="text">
      <style:text-properties style:font-name="Caladea" officeooo:rsid="0016a60b"/>
    </style:style>
    <style:style style:name="T30" style:family="text">
      <style:text-properties style:font-name="Caladea" fo:font-size="10pt" officeooo:rsid="0016a60b" style:font-size-asian="10pt" style:font-size-complex="10pt"/>
    </style:style>
    <style:style style:name="T31" style:family="text">
      <style:text-properties style:font-name="Caladea" fo:font-size="13pt" officeooo:rsid="0016a60b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firstHeading"/>Heuristique de Lin-Kernighan :</text:p>
      <text:p text:style-name="Text_20_body"><text:tab/>En optimisation combinatoire, l'heuristique de Lin-Kernighan est une heuristique pour le problème du voyageur de commerce. L'algorithme consiste à échanger itérativement un certain nombre d'arêtes à partir d'une solution donnée pour trouver une solution de meilleur coût.</text:p>
      <text:p text:style-name="Standard"><text:tab/>L'heuristique de Lin-Kernighan est une méthode itérative, qui consiste à améliorer peu à peu une solution. Au départ on choisit arbitrairement une solution, puis on l'améliore par des changements simples. C'est une généralisation de l'heuristique 2-OPT.</text:p>
      <text:p text:style-name="Text_20_body"><text:tab/><text:span text:style-name="T28">Sa complicité est entre <text:s/></text:span><text:span text:style-name="T17">N</text:span><text:span text:style-name="T10">1,25</text:span><text:span text:style-name="T18"> </text:span><text:span text:style-name="T31">et </text:span><text:bookmark text:name="MathJax-Span-19"/><text:span text:style-name="T17">N</text:span><text:span text:style-name="T11">2</text:span><text:span text:style-name="T31"> ,</text:span> N est est le nombre de villes dans la graphe. </text:p>
      <text:p text:style-name="Standard"/>
      <text:h text:style-name="Heading_20_3" text:outline-level="3"><text:bookmark text:name="Le_principe"/>Le principe :</text:h>
      <text:p text:style-name="Standard"><text:tab/>Le principe de l'heuristique de Lin-Kernighan est de faire un <text:span text:style-name="T22">K-OPT</text:span> adaptatif (variable <text:s text:c="4"/><text:span text:style-name="T21">K</text:span>-<text:span text:style-name="T21">OPT</text:span>) qui consiste à améliorer une solution en faisant un certain nombre de flips successifs. La différence avec 2-<text:span text:style-name="T28">OPT</text:span> est que l'on ne demande pas que les étapes intermédiaires réduisent le coût de la solution, seul le coût final est pris en compte. La différence avec <text:span text:style-name="T23">K-OPT</text:span> est que l'on ne considère pas toutes les suites de flips possible, on se restreint à ceux qui sont jugés «prometteurs», dans le sens suivant :</text:p>
      <text:p text:style-name="Standard"/>
      <text:p text:style-name="Standard"><text:tab/>Un flip est «prometteur» si (en suivant les notations de la partie précédente) le coût de (v, s(v)) est supérieur au coût de (s(v), s(p)). D'une certaine manière, cela revient à dire que l'on s’intéresse seulement à l'amélioration d'une arête sur les deux.</text:p>
      <text:p text:style-name="Standard"/>
      <text:p text:style-name="Standard"><text:tab/>Une étape consiste à épuiser la réserve de flips prometteurs à partir d'un sommet v, en enregistrant après chaque flip la valeur du tour créé. Puis à faire la suite de flips jusqu'à atteindre le minimum correspondant à cette série.</text:p>
      <text:p text:style-name="Standard"/>
      <text:p text:style-name="Standard"><text:tab/>Il existe ensuite plusieurs variantes, pour restreindre les sommets prometteurs, ou pour décider de l'ordre dans lequel ils doivent être considérés.</text:p>
      <text:p text:style-name="P1"/>
      <text:p text:style-name="P2"><text:tab/>On a implémenter cette heuristique <text:s/>exactement avec les mêmes fonctionnalités que celles décrites par <text:span text:style-name="T20">Shen Lin</text:span> et <text:span text:style-name="T20">Brian Kernighan</text:span> dans leur document original "Un algorithme heuristique efficace pour le problème du voyageur-vendeur" </text:p>
      <text:p text:style-name="Standard">Le lien : <text:a xlink:type="simple" xlink:href="https://eng.ucmerced.edu/people/yzhang/papers/Heuristic/Lin_Kernighan" text:style-name="Internet_20_link" text:visited-style-name="Visited_20_Internet_20_Link">https://eng.ucmerced.edu/people/yzhang/papers/Heuristic/Lin_Kernighan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inux Libertine" svg:font-family="'Linux Libertine', Georgia, Times, serif"/>
    <style:font-face style:name="STIXGeneral" svg:font-family="STIXGeneral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55:22.226019951</meta:creation-date>
    <dc:date>2019-06-25T10:16:19.571788380</dc:date>
    <meta:editing-duration>PT20M56S</meta:editing-duration>
    <meta:editing-cycles>17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11" meta:word-count="324" meta:character-count="2116" meta:non-whitespace-character-count="1787"/>
  </office:meta>
</office:document-meta>
</file>